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arial" svg:font-family="'calibri,aria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arial" style:text-underline-style="solid" style:text-underline-width="auto" style:text-underline-color="font-color" fo:font-weight="normal" officeooo:rsid="001aee45" officeooo:paragraph-rsid="001aee45" style:font-weight-asian="normal" style:font-weight-complex="normal"/>
    </style:style>
    <style:style style:name="P2" style:family="paragraph" style:parent-style-name="Standard">
      <style:text-properties style:font-name="calibri,arial" style:text-underline-style="solid" style:text-underline-width="auto" style:text-underline-color="font-color" fo:font-weight="bold" officeooo:rsid="001aee45" officeooo:paragraph-rsid="001aee45" style:font-weight-asian="bold" style:font-weight-complex="bold"/>
    </style:style>
    <style:style style:name="P3" style:family="paragraph" style:parent-style-name="Standard">
      <style:text-properties style:font-name="calibri,arial" style:text-underline-style="solid" style:text-underline-width="auto" style:text-underline-color="font-color" fo:font-weight="bold" officeooo:rsid="002cddb2" officeooo:paragraph-rsid="002cddb2" style:font-weight-asian="bold" style:font-weight-complex="bold"/>
    </style:style>
    <style:style style:name="P4" style:family="paragraph" style:parent-style-name="Standard">
      <style:text-properties style:font-name="calibri,arial" style:text-underline-style="solid" style:text-underline-width="auto" style:text-underline-color="font-color" fo:font-weight="bold" officeooo:rsid="002e7ccb" officeooo:paragraph-rsid="002e7ccb" style:font-weight-asian="bold" style:font-weight-complex="bold"/>
    </style:style>
    <style:style style:name="P5" style:family="paragraph" style:parent-style-name="Standard">
      <style:text-properties style:font-name="calibri,arial" style:text-underline-style="solid" style:text-underline-width="auto" style:text-underline-color="font-color" fo:font-weight="bold" officeooo:rsid="0030ad6f" officeooo:paragraph-rsid="0030ad6f" style:font-weight-asian="bold" style:font-weight-complex="bold"/>
    </style:style>
    <style:style style:name="P6" style:family="paragraph" style:parent-style-name="Standard">
      <style:text-properties style:font-name="calibri,arial" style:text-underline-style="none" fo:font-weight="normal" officeooo:rsid="001c0561" officeooo:paragraph-rsid="001c0561" style:font-weight-asian="normal" style:font-weight-complex="normal"/>
    </style:style>
    <style:style style:name="P7" style:family="paragraph" style:parent-style-name="Standard">
      <style:text-properties style:font-name="calibri,arial" style:text-underline-style="none" fo:font-weight="normal" officeooo:rsid="001c636f" officeooo:paragraph-rsid="001c636f" style:font-weight-asian="normal" style:font-weight-complex="normal"/>
    </style:style>
    <style:style style:name="P8" style:family="paragraph" style:parent-style-name="Standard">
      <style:text-properties style:font-name="calibri,arial" style:text-underline-style="none" fo:font-weight="normal" officeooo:rsid="001d051e" officeooo:paragraph-rsid="001d051e" style:font-weight-asian="normal" style:font-weight-complex="normal"/>
    </style:style>
    <style:style style:name="P9" style:family="paragraph" style:parent-style-name="Standard">
      <style:text-properties style:font-name="calibri,arial" style:text-underline-style="none" fo:font-weight="normal" officeooo:rsid="001dbaf4" officeooo:paragraph-rsid="001dbaf4" style:font-weight-asian="normal" style:font-weight-complex="normal"/>
    </style:style>
    <style:style style:name="P10" style:family="paragraph" style:parent-style-name="Standard">
      <style:text-properties style:font-name="calibri,arial" style:text-underline-style="none" fo:font-weight="normal" officeooo:rsid="00202b85" officeooo:paragraph-rsid="00202b85" style:font-weight-asian="normal" style:font-weight-complex="normal"/>
    </style:style>
    <style:style style:name="P11" style:family="paragraph" style:parent-style-name="Standard">
      <style:text-properties style:font-name="calibri,arial" style:text-underline-style="none" fo:font-weight="normal" officeooo:rsid="00221cf0" officeooo:paragraph-rsid="00221cf0" style:font-weight-asian="normal" style:font-weight-complex="normal"/>
    </style:style>
    <style:style style:name="P12" style:family="paragraph" style:parent-style-name="Standard">
      <style:text-properties style:font-name="calibri,arial" style:text-underline-style="none" fo:font-weight="normal" officeooo:rsid="00225142" officeooo:paragraph-rsid="00225142" style:font-weight-asian="normal" style:font-weight-complex="normal"/>
    </style:style>
    <style:style style:name="P13" style:family="paragraph" style:parent-style-name="Standard">
      <style:text-properties style:font-name="calibri,arial" style:text-underline-style="none" fo:font-weight="normal" officeooo:rsid="0029d8a3" officeooo:paragraph-rsid="0029d8a3" style:font-weight-asian="normal" style:font-weight-complex="normal"/>
    </style:style>
    <style:style style:name="P14" style:family="paragraph" style:parent-style-name="Standard">
      <style:text-properties style:font-name="calibri,arial" style:text-underline-style="none" fo:font-weight="normal" officeooo:rsid="002a9e42" officeooo:paragraph-rsid="002a9e42" style:font-weight-asian="normal" style:font-weight-complex="normal"/>
    </style:style>
    <style:style style:name="P15" style:family="paragraph" style:parent-style-name="Standard">
      <style:text-properties style:font-name="calibri,arial" style:text-underline-style="none" fo:font-weight="normal" officeooo:rsid="00243276" officeooo:paragraph-rsid="00243276" style:font-weight-asian="normal" style:font-weight-complex="normal"/>
    </style:style>
    <style:style style:name="P16" style:family="paragraph" style:parent-style-name="Standard">
      <style:text-properties style:font-name="calibri,arial" style:text-underline-style="none" fo:font-weight="normal" officeooo:rsid="0025a2ec" officeooo:paragraph-rsid="002514e6" style:font-weight-asian="normal" style:font-weight-complex="normal"/>
    </style:style>
    <style:style style:name="P17" style:family="paragraph" style:parent-style-name="Standard">
      <style:text-properties style:font-name="calibri,arial" style:text-underline-style="none" fo:font-weight="bold" officeooo:rsid="00243276" officeooo:paragraph-rsid="00243276" style:font-weight-asian="bold" style:font-weight-complex="bold"/>
    </style:style>
    <style:style style:name="P18" style:family="paragraph" style:parent-style-name="Standard">
      <style:text-properties style:font-name="calibri,arial" style:text-underline-style="none" fo:font-weight="bold" officeooo:rsid="002514e6" officeooo:paragraph-rsid="002514e6" style:font-weight-asian="bold" style:font-weight-complex="bold"/>
    </style:style>
    <style:style style:name="P19" style:family="paragraph" style:parent-style-name="Standard">
      <style:text-properties style:font-name="calibri,arial" style:text-underline-style="none" fo:font-weight="bold" officeooo:rsid="00278958" officeooo:paragraph-rsid="00278958" style:font-weight-asian="bold" style:font-weight-complex="bold"/>
    </style:style>
    <style:style style:name="P20" style:family="paragraph" style:parent-style-name="Standard">
      <style:text-properties style:font-name="calibri,arial" style:rfc-language-tag="en-GB-oxendict" fo:language="en" fo:country="GB" style:text-underline-style="none" fo:font-weight="normal" officeooo:rsid="001c0561" officeooo:paragraph-rsid="001c0561" style:font-weight-asian="normal" style:font-weight-complex="normal"/>
    </style:style>
    <style:style style:name="P21" style:family="paragraph" style:parent-style-name="Standard">
      <style:text-properties style:font-name="calibri,arial" style:text-underline-style="none" fo:font-weight="bold" officeooo:rsid="002c2f91" officeooo:paragraph-rsid="002c2f91" style:font-weight-asian="bold" style:font-weight-complex="bold"/>
    </style:style>
    <style:style style:name="P22" style:family="paragraph" style:parent-style-name="Standard">
      <style:text-properties style:font-name="calibri,arial" style:text-underline-style="none" fo:font-weight="bold" officeooo:rsid="002e7ccb" officeooo:paragraph-rsid="002e7ccb" style:font-weight-asian="bold" style:font-weight-complex="bold"/>
    </style:style>
    <style:style style:name="P23" style:family="paragraph" style:parent-style-name="Standard">
      <style:text-properties style:font-name="calibri,arial" style:text-underline-style="none" fo:font-weight="bold" officeooo:rsid="0031843a" officeooo:paragraph-rsid="0031843a" style:font-weight-asian="bold" style:font-weight-complex="bold"/>
    </style:style>
    <style:style style:name="P24" style:family="paragraph" style:parent-style-name="Standard">
      <style:text-properties style:font-name="calibri,arial" style:text-underline-style="none" fo:font-weight="bold" officeooo:rsid="0035d717" officeooo:paragraph-rsid="0035d717" style:font-weight-asian="bold" style:font-weight-complex="bold"/>
    </style:style>
    <style:style style:name="P25" style:family="paragraph" style:parent-style-name="Standard">
      <style:text-properties style:font-name="calibri,arial" style:text-underline-style="none" fo:font-weight="bold" officeooo:rsid="0042cbb1" officeooo:paragraph-rsid="0042cbb1" style:font-weight-asian="bold" style:font-weight-complex="bold"/>
    </style:style>
    <style:style style:name="P26" style:family="paragraph" style:parent-style-name="Standard">
      <style:text-properties style:font-name="calibri,arial" style:text-underline-style="none" fo:font-weight="bold" officeooo:rsid="004a151b" officeooo:paragraph-rsid="004a151b" style:font-weight-asian="bold" style:font-weight-complex="bold"/>
    </style:style>
    <style:style style:name="P27" style:family="paragraph" style:parent-style-name="Standard">
      <style:text-properties style:font-name="calibri,arial" style:text-underline-style="none" fo:font-weight="bold" officeooo:rsid="004ba1b6" officeooo:paragraph-rsid="004ba1b6" style:font-weight-asian="bold" style:font-weight-complex="bold"/>
    </style:style>
    <style:style style:name="P28" style:family="paragraph" style:parent-style-name="Standard">
      <style:text-properties style:font-name="calibri,arial" style:text-underline-style="none" fo:font-weight="normal" officeooo:rsid="002d4378" officeooo:paragraph-rsid="002cddb2" style:font-weight-asian="normal" style:font-weight-complex="normal"/>
    </style:style>
    <style:style style:name="P29" style:family="paragraph" style:parent-style-name="Standard">
      <style:text-properties style:font-name="calibri,arial" style:text-underline-style="none" fo:font-weight="normal" officeooo:rsid="002d4378" officeooo:paragraph-rsid="002d4378" style:font-weight-asian="normal" style:font-weight-complex="normal"/>
    </style:style>
    <style:style style:name="P30" style:family="paragraph" style:parent-style-name="Standard">
      <style:text-properties style:font-name="calibri,arial" style:text-underline-style="none" fo:font-weight="normal" officeooo:rsid="002e7ccb" officeooo:paragraph-rsid="002e7ccb" style:font-weight-asian="normal" style:font-weight-complex="normal"/>
    </style:style>
    <style:style style:name="P31" style:family="paragraph" style:parent-style-name="Standard">
      <style:text-properties style:font-name="calibri,arial" style:text-underline-style="none" fo:font-weight="normal" officeooo:rsid="00310620" officeooo:paragraph-rsid="00310620" style:font-weight-asian="normal" style:font-weight-complex="normal"/>
    </style:style>
    <style:style style:name="P32" style:family="paragraph" style:parent-style-name="Standard">
      <style:text-properties style:font-name="calibri,arial" style:text-underline-style="none" fo:font-weight="normal" officeooo:rsid="0031843a" officeooo:paragraph-rsid="0031843a" style:font-weight-asian="normal" style:font-weight-complex="normal"/>
    </style:style>
    <style:style style:name="P33" style:family="paragraph" style:parent-style-name="Standard">
      <style:text-properties style:font-name="calibri,arial" style:text-underline-style="none" fo:font-weight="normal" officeooo:rsid="00318ef1" officeooo:paragraph-rsid="0031843a" style:font-weight-asian="normal" style:font-weight-complex="normal"/>
    </style:style>
    <style:style style:name="P34" style:family="paragraph" style:parent-style-name="Standard">
      <style:text-properties style:font-name="calibri,arial" style:text-underline-style="none" fo:font-weight="normal" officeooo:rsid="00318ef1" officeooo:paragraph-rsid="00318ef1" style:font-weight-asian="normal" style:font-weight-complex="normal"/>
    </style:style>
    <style:style style:name="P35" style:family="paragraph" style:parent-style-name="Standard">
      <style:text-properties style:font-name="calibri,arial" style:text-underline-style="none" fo:font-weight="normal" officeooo:rsid="0032f052" officeooo:paragraph-rsid="0032f052" style:font-weight-asian="normal" style:font-weight-complex="normal"/>
    </style:style>
    <style:style style:name="P36" style:family="paragraph" style:parent-style-name="Standard">
      <style:text-properties style:font-name="calibri,arial" style:text-underline-style="none" fo:font-weight="normal" officeooo:rsid="00332506" officeooo:paragraph-rsid="00332506" style:font-weight-asian="normal" style:font-weight-complex="normal"/>
    </style:style>
    <style:style style:name="P37" style:family="paragraph" style:parent-style-name="Standard">
      <style:text-properties style:font-name="calibri,arial" style:text-underline-style="none" fo:font-weight="normal" officeooo:rsid="0036c43b" officeooo:paragraph-rsid="0036c43b" style:font-weight-asian="normal" style:font-weight-complex="normal"/>
    </style:style>
    <style:style style:name="P38" style:family="paragraph" style:parent-style-name="Standard">
      <style:text-properties style:font-name="calibri,arial" style:text-underline-style="none" fo:font-weight="normal" officeooo:rsid="003b1594" officeooo:paragraph-rsid="003b1594" style:font-weight-asian="normal" style:font-weight-complex="normal"/>
    </style:style>
    <style:style style:name="P39" style:family="paragraph" style:parent-style-name="Standard">
      <style:text-properties style:font-name="calibri,arial" style:text-underline-style="none" fo:font-weight="normal" officeooo:rsid="003eabaf" officeooo:paragraph-rsid="003eabaf" style:font-weight-asian="normal" style:font-weight-complex="normal"/>
    </style:style>
    <style:style style:name="P40" style:family="paragraph" style:parent-style-name="Standard">
      <style:text-properties style:font-name="calibri,arial" style:text-underline-style="none" fo:font-weight="normal" officeooo:rsid="004032d4" officeooo:paragraph-rsid="004032d4" style:font-weight-asian="normal" style:font-weight-complex="normal"/>
    </style:style>
    <style:style style:name="P41" style:family="paragraph" style:parent-style-name="Standard">
      <style:text-properties style:font-name="calibri,arial" style:text-underline-style="none" fo:font-weight="normal" officeooo:rsid="0041ed53" officeooo:paragraph-rsid="0041ed53" style:font-weight-asian="normal" style:font-weight-complex="normal"/>
    </style:style>
    <style:style style:name="P42" style:family="paragraph" style:parent-style-name="Standard">
      <style:text-properties style:font-name="calibri,arial" style:text-underline-style="none" fo:font-weight="normal" officeooo:rsid="0042cbb1" officeooo:paragraph-rsid="0042cbb1" style:font-weight-asian="normal" style:font-weight-complex="normal"/>
    </style:style>
    <style:style style:name="P43" style:family="paragraph" style:parent-style-name="Standard">
      <style:text-properties style:font-name="calibri,arial" style:text-underline-style="none" fo:font-weight="normal" officeooo:rsid="00435c60" officeooo:paragraph-rsid="00435c60" style:font-weight-asian="normal" style:font-weight-complex="normal"/>
    </style:style>
    <style:style style:name="P44" style:family="paragraph" style:parent-style-name="Standard">
      <style:text-properties style:font-name="calibri,arial" style:text-underline-style="none" fo:font-weight="normal" officeooo:rsid="0044da1f" officeooo:paragraph-rsid="0044da1f" style:font-weight-asian="normal" style:font-weight-complex="normal"/>
    </style:style>
    <style:style style:name="P45" style:family="paragraph" style:parent-style-name="Standard">
      <style:text-properties style:font-name="calibri,arial" style:text-underline-style="none" fo:font-weight="normal" officeooo:rsid="0045b61c" officeooo:paragraph-rsid="0045b61c" style:font-weight-asian="normal" style:font-weight-complex="normal"/>
    </style:style>
    <style:style style:name="P46" style:family="paragraph" style:parent-style-name="Standard">
      <style:text-properties style:font-name="calibri,arial" style:text-underline-style="solid" style:text-underline-width="auto" style:text-underline-color="font-color" fo:font-weight="normal" officeooo:rsid="001aee45" officeooo:paragraph-rsid="001aee45" style:font-weight-asian="normal" style:font-weight-complex="normal"/>
    </style:style>
    <style:style style:name="P47" style:family="paragraph" style:parent-style-name="Standard">
      <style:text-properties style:text-position="0% 100%" style:font-name="calibri,arial" style:text-underline-style="none" fo:font-weight="normal" officeooo:rsid="002fd01e" officeooo:paragraph-rsid="002e7ccb" style:font-weight-asian="normal" style:font-weight-complex="normal"/>
    </style:style>
    <style:style style:name="P48" style:family="paragraph" style:parent-style-name="Standard">
      <style:text-properties style:text-position="0% 100%" style:font-name="calibri,arial" style:text-underline-style="none" fo:font-weight="normal" officeooo:rsid="002fd01e" officeooo:paragraph-rsid="002fd01e" style:font-weight-asian="normal" style:font-weight-complex="normal"/>
    </style:style>
    <style:style style:name="P49" style:family="paragraph" style:parent-style-name="Standard">
      <style:text-properties style:text-position="0% 100%" style:font-name="calibri,arial" style:text-underline-style="none" fo:font-weight="normal" officeooo:rsid="0030965e" officeooo:paragraph-rsid="0030965e" style:font-weight-asian="normal" style:font-weight-complex="normal"/>
    </style:style>
    <style:style style:name="P50" style:family="paragraph" style:parent-style-name="Standard">
      <style:text-properties style:text-position="0% 100%" style:font-name="calibri,arial" style:text-underline-style="none" fo:font-weight="normal" officeooo:rsid="0030ad6f" officeooo:paragraph-rsid="0030ad6f" style:font-weight-asian="normal" style:font-weight-complex="normal"/>
    </style:style>
    <style:style style:name="P51" style:family="paragraph" style:parent-style-name="Standard">
      <style:text-properties style:text-position="0% 100%" style:font-name="calibri,arial" style:text-underline-style="none" fo:font-weight="normal" officeooo:rsid="004ba1b6" officeooo:paragraph-rsid="004ba1b6" style:font-weight-asian="normal" style:font-weight-complex="normal"/>
    </style:style>
    <style:style style:name="P52" style:family="paragraph" style:parent-style-name="Standard">
      <style:text-properties style:text-position="0% 100%" style:font-name="calibri,arial" style:text-underline-style="none" fo:font-weight="bold" officeooo:rsid="004c4fff" officeooo:paragraph-rsid="004c4fff" style:font-weight-asian="bold" style:font-weight-complex="bold"/>
    </style:style>
    <style:style style:name="P53" style:family="paragraph" style:parent-style-name="Standard">
      <style:text-properties fo:color="#3465a4" style:font-name="calibri,arial" style:text-underline-style="none" fo:font-weight="normal" officeooo:rsid="0045b61c" officeooo:paragraph-rsid="0045b61c" style:font-weight-asian="normal" style:font-weight-complex="normal"/>
    </style:style>
    <style:style style:name="P54" style:family="paragraph" style:parent-style-name="Standard">
      <style:text-properties fo:color="#3465a4" style:font-name="calibri,arial" style:text-underline-style="none" fo:font-weight="normal" officeooo:rsid="0045b61c" officeooo:paragraph-rsid="004a151b" style:font-weight-asian="normal" style:font-weight-complex="normal"/>
    </style:style>
    <style:style style:name="T1" style:family="text">
      <style:text-properties officeooo:rsid="001d051e"/>
    </style:style>
    <style:style style:name="T2" style:family="text">
      <style:text-properties officeooo:rsid="001eb89b"/>
    </style:style>
    <style:style style:name="T3" style:family="text">
      <style:text-properties officeooo:rsid="00221cf0"/>
    </style:style>
    <style:style style:name="T4" style:family="text">
      <style:text-properties officeooo:rsid="00225142"/>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5a2ec" style:font-weight-asian="normal" style:font-weight-complex="normal"/>
    </style:style>
    <style:style style:name="T8" style:family="text">
      <style:text-properties fo:font-weight="normal" officeooo:rsid="002884e6" style:font-weight-asian="normal" style:font-weight-complex="normal"/>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2d4378" style:font-weight-asian="normal" style:font-weight-complex="normal"/>
    </style:style>
    <style:style style:name="T11" style:family="text">
      <style:text-properties style:text-position="sub 58%"/>
    </style:style>
    <style:style style:name="T12" style:family="text">
      <style:text-properties style:text-position="sub 58%" style:text-underline-style="none" fo:font-weight="normal" style:font-weight-asian="normal" style:font-weight-complex="normal"/>
    </style:style>
    <style:style style:name="T13" style:family="text">
      <style:text-properties style:text-position="sub 58%" officeooo:rsid="0045b61c"/>
    </style:style>
    <style:style style:name="T14" style:family="text">
      <style:text-properties style:text-position="sub 58%" fo:font-weight="normal" style:font-weight-asian="normal" style:font-weight-complex="normal"/>
    </style:style>
    <style:style style:name="T15" style:family="text">
      <style:text-properties style:text-position="sub 58%" fo:font-weight="normal" officeooo:rsid="004ba1b6" style:font-weight-asian="normal" style:font-weight-complex="normal"/>
    </style:style>
    <style:style style:name="T16" style:family="text">
      <style:text-properties style:text-position="0% 100%"/>
    </style:style>
    <style:style style:name="T17" style:family="text">
      <style:text-properties style:text-position="0% 100%" style:text-underline-style="none" fo:font-weight="normal" style:font-weight-asian="normal" style:font-weight-complex="normal"/>
    </style:style>
    <style:style style:name="T18" style:family="text">
      <style:text-properties style:text-position="0% 100%" style:text-underline-style="none" fo:font-weight="normal" officeooo:rsid="002fd01e" style:font-weight-asian="normal" style:font-weight-complex="normal"/>
    </style:style>
    <style:style style:name="T19" style:family="text">
      <style:text-properties style:text-position="0% 100%" officeooo:rsid="00332506"/>
    </style:style>
    <style:style style:name="T20" style:family="text">
      <style:text-properties style:text-position="0% 100%" officeooo:rsid="00393413"/>
    </style:style>
    <style:style style:name="T21" style:family="text">
      <style:text-properties style:text-position="0% 100%" officeooo:rsid="0043f828"/>
    </style:style>
    <style:style style:name="T22" style:family="text">
      <style:text-properties style:text-position="0% 100%" officeooo:rsid="0044d441"/>
    </style:style>
    <style:style style:name="T23" style:family="text">
      <style:text-properties style:text-position="0% 100%" officeooo:rsid="0045b61c"/>
    </style:style>
    <style:style style:name="T24" style:family="text">
      <style:text-properties style:text-position="0% 100%" fo:font-weight="bold" style:font-weight-asian="bold" style:font-weight-complex="bold"/>
    </style:style>
    <style:style style:name="T25" style:family="text">
      <style:text-properties style:text-position="0% 100%" fo:font-weight="bold" officeooo:rsid="004a151b" style:font-weight-asian="bold" style:font-weight-complex="bold"/>
    </style:style>
    <style:style style:name="T26" style:family="text">
      <style:text-properties style:text-position="0% 100%" officeooo:rsid="004752a3"/>
    </style:style>
    <style:style style:name="T27" style:family="text">
      <style:text-properties style:text-position="0% 100%" officeooo:rsid="0048c5b1"/>
    </style:style>
    <style:style style:name="T28" style:family="text">
      <style:text-properties style:text-position="0% 100%" fo:font-weight="normal" style:font-weight-asian="normal" style:font-weight-complex="normal"/>
    </style:style>
    <style:style style:name="T29" style:family="text">
      <style:text-properties style:text-position="0% 100%" fo:font-weight="normal" officeooo:rsid="004ba1b6" style:font-weight-asian="normal" style:font-weight-complex="normal"/>
    </style:style>
    <style:style style:name="T30" style:family="text">
      <style:text-properties style:text-position="0% 100%" officeooo:rsid="004c4fff"/>
    </style:style>
    <style:style style:name="T31" style:family="text">
      <style:text-properties style:text-position="super 58%"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gents</text:p>
      <text:p text:style-name="P1">Slide Set 1</text:p>
      <text:p text:style-name="P6">Agents: Perceives its environment through sensors. Acts upon the env through actuators</text:p>
      <text:p text:style-name="P6">E.g. human has eyes, ears, etc. Has hands, legs etc as actuators</text:p>
      <text:p text:style-name="P6">Software agent has keystrokes, file contents. Can act by writing files</text:p>
      <text:p text:style-name="P6">Robotic agent has cameras etc., uses various motors</text:p>
      <text:p text:style-name="P20"/>
      <text:p text:style-name="P7">Situated within task environments. <text:span text:style-name="T1">Must be specified during design using PEAS</text:span></text:p>
      <text:p text:style-name="P8">Performance measure: Criteria to measure success of agent’s behaviour</text:p>
      <text:p text:style-name="P8">Environment: External environment that the agent inhabits</text:p>
      <text:p text:style-name="P8">Actuators: The means by which it acts within the env.</text:p>
      <text:p text:style-name="P8">Sensors: The means by which it senses the env</text:p>
      <text:p text:style-name="P8"/>
      <text:p text:style-name="P8">E.g. taxi driver. PM: Getting to the destination safely, legally, comfortably, quickly. Env: Roads, pedestrians, traffic. Actu: Brakes, steering, acceleration, indicating, display. Sensors: Camera, GPS, sonar, keyboard, speedometer, engine sensors</text:p>
      <text:p text:style-name="P8"/>
      <text:p text:style-name="P8">E.g. for medical diagnosis. PM: Health check, cost of treatments. Env: Patient’s symptoms, staff, hospital. Actuators: Display questions, tests, treatment, diagnoses. Sensors: Keyboard of symptoms, responses to questions &amp; findings</text:p>
      <text:p text:style-name="P8"/>
      <text:p text:style-name="P9"><text:span text:style-name="T5">Task environment properties</text:span>: fully/partially observable, deterministic/stochastic, episodic/sequential, static/dynamic, discrete/continous</text:p>
      <text:p text:style-name="P9"/>
      <text:p text:style-name="P9">Fully observable: Can fully obtain complete, up-to-date info about the current state. More convenient as no internal state needs to be maintained, including memory, to keep track. E.g. crossword puzzle, chess</text:p>
      <text:p text:style-name="P9">Partially observable examples: Driving a car, playing football, poker <text:span text:style-name="T2">(don’t know other cards)</text:span></text:p>
      <text:p text:style-name="P9"/>
      <text:p text:style-name="P10">Deterministic: <text:span text:style-name="T3">Any action has one guaranteed effect – no uncertainty about the state resulting from an action. E.g. crossword, chess</text:span></text:p>
      <text:p text:style-name="P11">Strategic: If the env. Is deterministic except for actions of the other agents</text:p>
      <text:p text:style-name="P11">Schotastic: Resulting state is not guaranteed. E.g. poker, medical diagnosis, driving a car (physical world)</text:p>
      <text:p text:style-name="P11"/>
      <text:p text:style-name="P11">Episodic: <text:span text:style-name="T4">Performance is dependent on discrete episodes, with no link between the performance in the other episodes. Can decide an action to perform without reasoning about interactions between an episode and any future ones. E.g. mail sortingg, defect detection</text:span></text:p>
      <text:p text:style-name="P11"/>
      <text:p text:style-name="P12">Sequential: The episodes are linked. A current decision may affect any/all future decisions. E.g. car, crossword puzzle</text:p>
      <text:p text:style-name="P12"/>
      <text:p text:style-name="P12">Static: Remains unchanged while agent is deliberating. Env doesn’t have to be observed during deliberation, or worry about time elapsing. E.g. crossword, poker, backgammon</text:p>
      <text:p text:style-name="P12"/>
      <text:p text:style-name="P12">Dynamic: Other processes are operating, so the state changes while agent is deliberating. E.g. medical diag, phsyical world</text:p>
      <text:p text:style-name="P12"/>
      <text:p text:style-name="P12"><text:soft-page-break/>Discrete: Has a fixed, finite number of distinct states. Distinction applies to env state, manner of time handling, perceptions and actions of the agent. E.g. crossword, chess</text:p>
      <text:p text:style-name="P12"/>
      <text:p text:style-name="P12">Continous: More challenging. E.g. car, medical diag</text:p>
      <text:p text:style-name="P12"/>
      <text:p text:style-name="P17">Agent properties</text:p>
      <text:p text:style-name="P15"/>
      <text:p text:style-name="P15">Agents classified by how percepts are mapped to the actions. Basic types of agents include: simple reflex, model-based reflex, goal-based, utility-based, learning</text:p>
      <text:p text:style-name="P15"/>
      <text:p text:style-name="P15">Simple reflex: Select actions based on current percept, doesn’t consider percept history. Implemented with conditionals (if… then… ). Simple to implement, limited intelligence</text:p>
      <text:p text:style-name="P15"/>
      <text:p text:style-name="P18"><text:span text:style-name="T6">Model-based reflex: </text:span><text:span text:style-name="T7">Maintain internal state (e.g. memory) that depends on percept history. Current percept is combined with previous internal state to update current state’s description. Used to deal with partial observability. Has knowledge about ‘how the world works’ - changes (in)/dependent from agent’s actions</text:span></text:p>
      <text:p text:style-name="P16"/>
      <text:p text:style-name="P19"><text:span text:style-name="T7">G</text:span><text:span text:style-name="T6">oal-based: </text:span><text:span text:style-name="T8">Select appropriate actions to achieve a desirable (goal) state. Knowledge of current state doesn’t guarantee knowing the correct action to execute. Can become complicated when long sequences of actions are required to achieve goal. May require search and planning.</text:span></text:p>
      <text:p text:style-name="P12"/>
      <text:p text:style-name="P13">Utility-based: Uses a utility function to compare distinct states’ desirability. Maps each state/sequence of states onto a number – degree of usefulness to the agent. Maximises the value of the utility function. Tradeoffs may be needed if goals conflict (are equally desirable). </text:p>
      <text:p text:style-name="P12"/>
      <text:p text:style-name="P14">Learning: Improve action choice process by evaluating previous experience. Performance element derives more ideal action selection procedure from previous agent models – has been informed. Performance standard defines what is a good outcome of an action – provides feedback that will be used for future evaluation. Problem generator supplies problems that should be considered to learn from.</text:p>
      <text:p text:style-name="P1"/>
      <text:p text:style-name="P2">Search</text:p>
      <text:p text:style-name="P1">Slide Set 1</text:p>
      <text:p text:style-name="P21">Introduction</text:p>
      <text:p text:style-name="P3"><text:span text:style-name="T9">A goal-based agent has to decide the order to execute actions so that a goal state is achieved. </text:span><text:span text:style-name="T10">A sequence of actions has to be computed that is as optimum as possible (e.g. not time-intensive, doesn’t use much memory/resources). </text:span></text:p>
      <text:p text:style-name="P28"/>
      <text:p text:style-name="P29">Problem formulation: Describe goal, relevant states of the world (environment), possible actions, optimality criterion. </text:p>
      <text:p text:style-name="P29">Search: Looking for a sequence of actions – leads to goal state, is optimal. </text:p>
      <text:p text:style-name="P29"/>
      <text:p text:style-name="P22">Problem Formulation</text:p>
      <text:p text:style-name="P30">Determine set S of possible states</text:p>
      <text:p text:style-name="P4"><text:span text:style-name="T9">Problem given by: set S, start state (S</text:span><text:span text:style-name="T12">start</text:span><text:span text:style-name="T17">), </text:span><text:span text:style-name="T18">set of </text:span><text:span text:style-name="T17">goal state</text:span><text:span text:style-name="T18">s</text:span><text:span text:style-name="T17"> (S</text:span><text:span text:style-name="T12">goal</text:span><text:span text:style-name="T17">), </text:span><text:span text:style-name="T18">set A of possible actions that take agent from one S state to another, cost function for stating expense of each action.</text:span></text:p>
      <text:p text:style-name="P47"/>
      <text:p text:style-name="P48"><text:soft-page-break/>Actions do not get names – instead list all the states that are reachable from the current state through only one action.</text:p>
      <text:p text:style-name="P48"/>
      <text:p text:style-name="P49">If all actions are equally expensive, assume cost(a) = 1 for all actions a</text:p>
      <text:p text:style-name="P49"/>
      <text:p text:style-name="P5"><text:span text:style-name="T17">Solution is a sequence [ ] of actions that when performed in S</text:span><text:span text:style-name="T12">start</text:span><text:span text:style-name="T17">, the agent reaches S</text:span><text:span text:style-name="T12">goal</text:span><text:span text:style-name="T17">. </text:span></text:p>
      <text:p text:style-name="P50">Optimal solution if no less expensive one possible.</text:p>
      <text:p text:style-name="P1"/>
      <text:p text:style-name="P31">Actions are abstracted into arrows </text:p>
      <text:p text:style-name="P31">From a current state to all successor states</text:p>
      <text:p text:style-name="P31">Use s’ to indicate a predecessor of state s</text:p>
      <text:p text:style-name="P31"/>
      <text:p text:style-name="P31">State space is abstracted</text:p>
      <text:p text:style-name="P31">Abstract state: set of real states</text:p>
      <text:p text:style-name="P31">Abstract action: complex combination of real actions (e.g. travel: rests, traffic, routes, detours)</text:p>
      <text:p text:style-name="P31">Guaranteed realisability: any real state “in Arad” gets to real state “in Zerind”</text:p>
      <text:p text:style-name="P31">Abstract solution: Set of real paths that are solutions in real world</text:p>
      <text:p text:style-name="P31">State space (total number of states) is exponential</text:p>
      <text:p text:style-name="P31">Therefore can’t store whole graph explicitly – remains imaginary</text:p>
      <text:p text:style-name="P31"/>
      <text:p text:style-name="P23">Assume these are given </text:p>
      <text:p text:style-name="P32">Start state S<text:span text:style-name="T11">start</text:span><text:span text:style-name="T16"> </text:span></text:p>
      <text:p text:style-name="P32"><text:span text:style-name="T16">Description of actions: if in state s, then states s</text:span><text:span text:style-name="T11">1</text:span><text:span text:style-name="T16">, …, s</text:span><text:span text:style-name="T11">n</text:span><text:span text:style-name="T16"> can be reached by an action</text:span></text:p>
      <text:p text:style-name="P32"><text:span text:style-name="T16">Description of goal states</text:span></text:p>
      <text:p text:style-name="P32"><text:span text:style-name="T16"/></text:p>
      <text:p text:style-name="P32"><text:span text:style-name="T16">Search: systematic exploration of a search tree. Consists of all possible paths of states until goal state reached. </text:span></text:p>
      <text:p text:style-name="P32"><text:span text:style-name="T16"/></text:p>
      <text:p text:style-name="P32"><text:span text:style-name="T16">Can have a path of length 0 (just start/current state)</text:span></text:p>
      <text:p text:style-name="P32"><text:span text:style-name="T16"/></text:p>
      <text:p text:style-name="P32"><text:span text:style-name="T16">Search algorithm: Method of exploration of search tree</text:span></text:p>
      <text:p text:style-name="P32"><text:span text:style-name="T16">Start state: root of search tree</text:span></text:p>
      <text:p text:style-name="P32"><text:span text:style-name="T16">Expanding paths/states: Assing successor states to a path by applying actions</text:span></text:p>
      <text:p text:style-name="P32"><text:span text:style-name="T16"/></text:p>
      <text:p text:style-name="P32"><text:span text:style-name="T16">Pseudocode algorithms: Abstract from implementation details. Some steps/subroutines are unspecified</text:span></text:p>
      <text:p text:style-name="P33"><text:span text:style-name="T16"/></text:p>
      <text:p text:style-name="P34"><text:span text:style-name="T16">1) Input s</text:span><text:span text:style-name="T11">0</text:span><text:span text:style-name="T16">, start state</text:span></text:p>
      <text:p text:style-name="P34"><text:span text:style-name="T16">2) Input method – produce the successor states of a state (expand it)</text:span></text:p>
      <text:p text:style-name="P34"><text:span text:style-name="T16">3) Input method – check if the state is a goal state</text:span></text:p>
      <text:p text:style-name="P34"><text:span text:style-name="T16"/></text:p>
      <text:p text:style-name="P34"><text:span text:style-name="T16">4) Set frontier (/agenda) – contains paths. Initialise with {s</text:span><text:span text:style-name="T11">0</text:span><text:span text:style-name="T16">}</text:span></text:p>
      <text:p text:style-name="P35"><text:span text:style-name="T16">5) </text:span><text:span text:style-name="T19">Select and remove from frontier – expands it. Only occurs while frontier is not empty</text:span></text:p>
      <text:p text:style-name="P36"><text:span text:style-name="T16">6a) Terminate and return path if final state is a goal</text:span></text:p>
      <text:p text:style-name="P36"><text:span text:style-name="T16">6b) Add to frontier all paths obtained by expanding (+1 successor) the removed path</text:span></text:p>
      <text:p text:style-name="P36"><text:span text:style-name="T16"/></text:p>
      <text:p text:style-name="P36"><text:span text:style-name="T16">7) Repeat by selecting and removing a path from the updated frontier</text:span></text:p>
      <text:p text:style-name="P36"><text:span text:style-name="T16"/></text:p>
      <text:p text:style-name="P24"><text:span text:style-name="T16">Open gaps in the generic algorithm</text:span></text:p>
      <text:p text:style-name="P37"><text:soft-page-break/><text:span text:style-name="T16">Which path is s</text:span><text:span text:style-name="T20">e</text:span><text:span text:style-name="T16">lected (&amp; removed) from the frontier in each iteration of the loop</text:span></text:p>
      <text:p text:style-name="P38"><text:span text:style-name="T16">Aka which s</text:span><text:span text:style-name="T11">0</text:span><text:span text:style-name="T16"> … s</text:span><text:span text:style-name="T11">k</text:span><text:span text:style-name="T16"> is expanded or selected for expansion</text:span></text:p>
      <text:p text:style-name="P39"><text:span text:style-name="T16">Alternatively which state s</text:span><text:span text:style-name="T11">k</text:span><text:span text:style-name="T16"> will be expanded (not as specific as required, in some cases)</text:span></text:p>
      <text:p text:style-name="P39"><text:span text:style-name="T16"/></text:p>
      <text:p text:style-name="P40"><text:span text:style-name="T16">Given s</text:span><text:span text:style-name="T11">0</text:span><text:span text:style-name="T16"> … s</text:span><text:span text:style-name="T11">k</text:span><text:span text:style-name="T16"> (a path that has been expanded) how should the expansions be added to frontier?</text:span></text:p>
      <text:p text:style-name="P40"><text:span text:style-name="T16"/></text:p>
      <text:p text:style-name="P41"><text:span text:style-name="T16">Adding the expansions can be done in any way - ‘don’t care non-determinism’</text:span></text:p>
      <text:p text:style-name="P42"><text:span text:style-name="T16">Choosing a way to select a path is done with different strategies</text:span></text:p>
      <text:p text:style-name="P42"><text:span text:style-name="T16"/></text:p>
      <text:p text:style-name="P25"><text:span text:style-name="T16">Breadth first search</text:span></text:p>
      <text:p text:style-name="P43"><text:span text:style-name="T16"/></text:p>
      <text:p text:style-name="P43"><text:span text:style-name="T16">1) Expand s</text:span><text:span text:style-name="T11">0</text:span><text:span text:style-name="T16"> to give paths with its immediate sucessor – all paths of length 1</text:span></text:p>
      <text:p text:style-name="P43"><text:span text:style-name="T16">2) Expand all paths of length 1 – give paths of length 2</text:span></text:p>
      <text:p text:style-name="P43"><text:span text:style-name="T16">3) Repeat until no more paths to be added</text:span></text:p>
      <text:p text:style-name="P43"><text:span text:style-name="T16"/></text:p>
      <text:p text:style-name="P43"><text:span text:style-name="T16">General: </text:span><text:span text:style-name="T21">Select (expand) all pa</text:span><text:span text:style-name="T22">th</text:span><text:span text:style-name="T21">s of depth n before depth n + 1</text:span></text:p>
      <text:p text:style-name="P43"><text:span text:style-name="T21"/></text:p>
      <text:p text:style-name="P44"><text:span text:style-name="T21">P</text:span><text:span text:style-name="T16">seudocode:</text:span></text:p>
      <text:p text:style-name="P44"><text:span text:style-name="T16">1) </text:span><text:span text:style-name="T23">Input start state s</text:span><text:span text:style-name="T13">0</text:span></text:p>
      <text:p text:style-name="P45"><text:span text:style-name="T16">2) Input the successors of each s</text:span></text:p>
      <text:p text:style-name="P45"><text:span text:style-name="T16">3) Input a test goal s checking whether s is a goal state</text:span></text:p>
      <text:p text:style-name="P45"><text:span text:style-name="T16"/></text:p>
      <text:p text:style-name="P45"><text:span text:style-name="T16">4) Set frontier – initialise with s</text:span><text:span text:style-name="T11">0</text:span></text:p>
      <text:p text:style-name="P53"><text:span text:style-name="T16">5) Select and remove from frontier the path s</text:span><text:span text:style-name="T11">0</text:span><text:span text:style-name="T16"> … s</text:span><text:span text:style-name="T11">k</text:span><text:span text:style-name="T16"> </text:span><text:span text:style-name="T24">first</text:span><text:span text:style-name="T16"> added to the frontier</text:span></text:p>
      <text:p text:style-name="P45"><text:span text:style-name="T16">6a) Terminate and return path if final state is a goal (goal(s) is True)</text:span></text:p>
      <text:p text:style-name="P45"><text:span text:style-name="T16">6b) Add to frontier the path s</text:span><text:span text:style-name="T11">0</text:span><text:span text:style-name="T16">...s</text:span><text:span text:style-name="T11">k</text:span><text:span text:style-name="T16">s for every success s of s</text:span><text:span text:style-name="T11">k</text:span></text:p>
      <text:p text:style-name="P45"><text:span text:style-name="T11"/></text:p>
      <text:p text:style-name="P45"><text:span text:style-name="T16">7) </text:span><text:span text:style-name="T26">Repeat with next iteration of while </text:span><text:span text:style-name="T27">with updated frontier</text:span></text:p>
      <text:p text:style-name="P45"><text:span text:style-name="T27"/></text:p>
      <text:p text:style-name="P26"><text:span text:style-name="T27">D</text:span><text:span text:style-name="T16">epth first search</text:span></text:p>
      <text:p text:style-name="P26"><text:span text:style-name="T28"/></text:p>
      <text:p text:style-name="P26"><text:span text:style-name="T28">1) Select (expand) start state to give tree of depth 1</text:span></text:p>
      <text:p text:style-name="P26"><text:span text:style-name="T28">2) Select one of the paths resulting from 1</text:span><text:span text:style-name="T31">st</text:span><text:span text:style-name="T28"> step</text:span></text:p>
      <text:p text:style-name="P26"><text:span text:style-name="T28">3) Select and expand one of the paths from the 2</text:span><text:span text:style-name="T31">nd</text:span><text:span text:style-name="T28"> step</text:span></text:p>
      <text:p text:style-name="P26"><text:span text:style-name="T28">4) Continue selecting and expanding a path from the previous step</text:span></text:p>
      <text:p text:style-name="P26"><text:span text:style-name="T28"/></text:p>
      <text:p text:style-name="P26"><text:span text:style-name="T28">General: Select and expand s</text:span><text:span text:style-name="T14">0</text:span><text:span text:style-name="T28">. Always select the longest (deepest) path that resulted from the previous step. Follow one “branch” of the search tree</text:span></text:p>
      <text:p text:style-name="P26"><text:span text:style-name="T28"/></text:p>
      <text:p text:style-name="P26"><text:span text:style-name="T28">Psuedocode: </text:span></text:p>
      <text:p text:style-name="P26"><text:span text:style-name="T28">1) Input state state s</text:span><text:span text:style-name="T14">0</text:span></text:p>
      <text:p text:style-name="P26"><text:span text:style-name="T28">2) Input for each s the successors of s</text:span></text:p>
      <text:p text:style-name="P26"><text:span text:style-name="T28">3) Input a test goal(s) checking whether s is a goal state</text:span></text:p>
      <text:p text:style-name="P26"><text:span text:style-name="T28"/></text:p>
      <text:p text:style-name="P26"><text:span text:style-name="T28">4) Initialise the frontier with {s</text:span><text:span text:style-name="T14">0</text:span><text:span text:style-name="T28">}</text:span></text:p>
      <text:p text:style-name="P54"><text:span text:style-name="T16">5) Select and remove from frontier the path s</text:span><text:span text:style-name="T11">0</text:span><text:span text:style-name="T16"> … s</text:span><text:span text:style-name="T11">k</text:span><text:span text:style-name="T16"> </text:span><text:span text:style-name="T25">last</text:span><text:span text:style-name="T16"> added to the frontier</text:span></text:p>
      <text:p text:style-name="P26"><text:span text:style-name="T28">6</text:span><text:span text:style-name="T29">a) If s</text:span><text:span text:style-name="T15">k</text:span><text:span text:style-name="T29"> is a goal state then return s</text:span><text:span text:style-name="T15">0</text:span><text:span text:style-name="T29">...s</text:span><text:span text:style-name="T15">k</text:span><text:span text:style-name="T29"> and terminate</text:span></text:p>
      <text:p text:style-name="P27"><text:span text:style-name="T28">6b) For every success s of s</text:span><text:span text:style-name="T14">k</text:span><text:span text:style-name="T28"> add s</text:span><text:span text:style-name="T14">0</text:span><text:span text:style-name="T28"> … s</text:span><text:span text:style-name="T14">k</text:span><text:span text:style-name="T28">s to the frontier</text:span></text:p>
      <text:p text:style-name="P27"><text:soft-page-break/><text:span text:style-name="T28">7) Repeat with the updated frontier from 5)</text:span></text:p>
      <text:p text:style-name="P27"><text:span text:style-name="T28"/></text:p>
      <text:p text:style-name="P27"><text:span text:style-name="T30">Comparing P</text:span><text:span text:style-name="T16">roperties of Search Strategies</text:span></text:p>
      <text:p text:style-name="P27"><text:span text:style-name="T28">Completeness: Is an existing solution always found? BFS yes, DFS no</text:span></text:p>
      <text:p text:style-name="P27"><text:span text:style-name="T28">Optimality: Is the shortest (least expensive) path solution always found? BFS yes, DFS no</text:span></text:p>
      <text:p text:style-name="P27"><text:span text:style-name="T28">Time complexity: How many paths are generated for each? Unknown as yet</text:span></text:p>
      <text:p text:style-name="P27"><text:span text:style-name="T28">Space complexity: What is the maximum number of paths in the frontier (memory)? Unknown</text:span></text:p>
      <text:p text:style-name="P27"><text:span text:style-name="T28"/></text:p>
      <text:p text:style-name="P27"><text:span text:style-name="T28">Time/space cemplexity measurements:</text:span></text:p>
      <text:p text:style-name="P27"><text:span text:style-name="T28">b: maximum branching factor of the search tree. Maximum number of successor states of a state in the state space. i.e. the maximum number of successors of any state s</text:span><text:span text:style-name="T14">k</text:span></text:p>
      <text:p text:style-name="P27"><text:span text:style-name="T28">d: depth of the optimal solution. Length of shortest path possible from s</text:span><text:span text:style-name="T14">0</text:span><text:span text:style-name="T28">...s</text:span><text:span text:style-name="T14">goal</text:span></text:p>
      <text:p text:style-name="P51">m: maximum depth of the state space. Longest length of paths in the state space. Can be infinite (e.g. if there is a loop). </text:p>
      <text:p text:style-name="P51"/>
      <text:p text:style-name="P52">Properties of Breadth First Search</text:p>
      <text:p text:style-name="P52"><text:span text:style-name="T6">Number of paths of </text:span>exactly <text:span text:style-name="T6">length d with max branching factor b = b</text:span><text:span text:style-name="T31">d</text:span></text:p>
      <text:p text:style-name="P52"><text:span text:style-name="T6">Number of paths of </text:span>maximum<text:span text:style-name="T6"> length d = 1 + b + b</text:span><text:span text:style-name="T31">2</text:span><text:span text:style-name="T14"> </text:span><text:span text:style-name="T6">+ … + b</text:span><text:span text:style-name="T31">d</text:span></text:p>
      <text:p text:style-name="P52"><text:span text:style-name="T28"/></text:p>
      <text:p text:style-name="P52"><text:span text:style-name="T6">If shortest path s</text:span><text:span text:style-name="T14">0</text:span><text:span text:style-name="T6"> … s</text:span><text:span text:style-name="T14">k</text:span><text:span text:style-name="T6"> has length d, largest possible number of selected state paths before reaching s</text:span><text:span text:style-name="T14">goal</text:span><text:span text:style-name="T6"> is exponential. 1 + b + b</text:span><text:span text:style-name="T31">2</text:span><text:span text:style-name="T6"> + … + b</text:span><text:span text:style-name="T31">d</text:span></text:p>
      <text:p text:style-name="P52"><text:span text:style-name="T28"/></text:p>
      <text:p text:style-name="P52"><text:span text:style-name="T6">If shortest path s</text:span><text:span text:style-name="T14">0 </text:span><text:span text:style-name="T6">… s</text:span><text:span text:style-name="T14">k</text:span><text:span text:style-name="T6"> has length d, max frontier size = b</text:span><text:span text:style-name="T31">d</text:span><text:span text:style-name="T6">. Memory requirement exponential </text:span></text:p>
      <text:p text:style-name="P52"><text:span text:style-name="T6"/></text:p>
      <text:p text:style-name="P52"><text:span text:style-name="T6">Complete, optional</text:span></text:p>
      <text:p text:style-name="P52"><text:span text:style-name="T6"/></text:p>
      <text:p text:style-name="P52">Properties of Depth First Search</text:p>
      <text:p text:style-name="P52"><text:span text:style-name="T6"/></text:p>
      <text:p text:style-name="P31"/>
      <text:p text:style-name="P1">Slide Set 2</text:p>
      <text:p text:style-name="P1"/>
      <text:p text:style-name="P1">Slide Set 3</text:p>
      <text:p text:style-name="P1"/>
      <text:p text:style-name="P1">Slide Set 4</text:p>
      <text:p text:style-name="P1"/>
      <text:p text:style-name="P1"/>
      <text:p text:style-name="P2">Logic</text:p>
      <text:p text:style-name="P1">Slide Set 1</text:p>
      <text:p text:style-name="P1"/>
      <text:p text:style-name="P1">Slide Set 2</text:p>
      <text:p text:style-name="P1"/>
      <text:p text:style-name="P1"/>
      <text:p text:style-name="P2">Uncertainty</text:p>
      <text:p text:style-name="P1">Slide Set 1</text:p>
      <text:p text:style-name="P1"/>
      <text:p text:style-name="P1">Slide Set 2</text:p>
      <text:p text:style-name="P1"/>
      <text:p text:style-name="P1"/>
      <text:p text:style-name="P2">Learning</text:p>
      <text:p text:style-name="P1"><text:soft-page-break/>Slide Set 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arial" svg:font-family="'calibri,aria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7T19:14:23.658459597</meta:creation-date>
    <meta:generator>LibreOffice/6.1.5.2$Linux_X86_64 LibreOffice_project/10$Build-2</meta:generator>
    <dc:date>2021-01-18T19:27:18.993868079</dc:date>
    <meta:editing-duration>PT3H1M52S</meta:editing-duration>
    <meta:editing-cycles>49</meta:editing-cycles>
    <meta:document-statistic meta:table-count="0" meta:image-count="0" meta:object-count="0" meta:page-count="6" meta:paragraph-count="136" meta:word-count="1677" meta:character-count="10323" meta:non-whitespace-character-count="8756"/>
  </office:meta>
</office:document-meta>
</file>